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0F6BF9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itmap_20_1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  <style:text-properties fo:color="#ffffd7" loext:opacity="100%"/>
    </style:style>
    <style:style style:name="P2" style:family="paragraph">
      <style:paragraph-properties fo:text-align="center"/>
      <style:text-properties fo:color="#ffffd7" loext:opacity="100%" fo:font-size="40pt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style:paragraph-properties fo:text-align="center"/>
      <style:text-properties fo:color="#ffffd7" loext:opacity="100%"/>
    </style:style>
    <style:style style:name="P6" style:family="paragraph">
      <style:text-properties fo:color="#ffffd7" loext:opacity="100%"/>
    </style:style>
    <style:style style:name="P7" style:family="paragraph">
      <style:text-properties fo:color="#ffffd7" loext:opacity="100%"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text-properties fo:color="#f6f9d4" loext:opacity="100%" fo:font-size="36pt" style:font-size-asian="36pt" style:font-size-complex="36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color="#f6f9d4" loext:opacity="100%" fo:font-size="36pt" fo:font-weight="normal" style:font-size-asian="36pt" style:font-weight-asian="normal" style:font-size-complex="36pt" style:font-weight-complex="normal"/>
    </style:style>
    <style:style style:name="P12" style:family="paragraph">
      <style:text-properties fo:color="#f6f9d4" loext:opacity="100%"/>
    </style:style>
    <style:style style:name="P13" style:family="paragraph">
      <style:paragraph-properties fo:margin-left="0cm" fo:margin-right="0cm" fo:margin-top="0.7cm" fo:margin-bottom="0.2cm" fo:text-indent="0cm"/>
      <style:text-properties fo:hyphenate="false" loext:hyphenation-no-caps="false"/>
    </style:style>
    <style:style style:name="P14" style:family="paragraph">
      <style:paragraph-properties fo:margin-top="0.42cm" fo:margin-bottom="0.35cm" style:writing-mode="lr-tb"/>
    </style:style>
    <style:style style:name="P15" style:family="paragraph">
      <loext:graphic-properties draw:fill-color="#ffffff"/>
      <style:paragraph-properties fo:margin-top="0.42cm" fo:margin-bottom="0.35cm"/>
      <style:text-properties fo:font-size="20pt"/>
    </style:style>
    <style:style style:name="T1" style:family="text">
      <style:text-properties fo:font-variant="normal" fo:text-transform="none" fo:color="#ffffd7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d7" loext:opacity="100%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d7" loext:opacity="100%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d7" loext:opacity="100%" fo:font-size="40pt" style:font-size-asian="40pt" style:font-size-complex="40pt"/>
    </style:style>
    <style:style style:name="T5" style:family="text">
      <style:text-properties fo:font-size="26.3999996185303pt"/>
    </style:style>
    <style:style style:name="T6" style:family="text">
      <style:text-properties fo:font-variant="normal" fo:text-transform="none" fo:color="#ffffd7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d7" loext:opacity="100%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ffffff" loext:opacity="100%" fo:font-size="40pt" style:font-size-asian="40pt" style:font-size-complex="40pt"/>
    </style:style>
    <style:style style:name="T13" style:family="text">
      <style:text-properties fo:color="#f6f9d4" loext:opacity="100%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f6f9d4" loext:opacity="100%"/>
    </style:style>
    <style:style style:name="T15" style:family="text">
      <style:text-properties fo:color="#ffffd7" loext:opacity="100%" fo:font-weight="bold" style:font-weight-asian="bold" style:font-weight-complex="bold"/>
    </style:style>
    <style:style style:name="T16" style:family="text">
      <style:text-properties fo:color="#f6f9d4" loext:opacity="100%" fo:font-weight="bold" style:font-weight-asian="bold" style:font-weight-complex="bold"/>
    </style:style>
    <style:style style:name="T17" style:family="text">
      <style:text-properties fo:font-variant="normal" fo:text-transform="none" fo:color="#f6f9d4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3.151cm" svg:x="1.399cm" svg:y="0.365cm" presentation:class="title" presentation:user-transformed="true">
          <draw:text-box>
            <text:p text:style-name="P1"><text:span text:style-name="T1">S.W.O.T. </text:span><text:span text:style-name="T2">Analysis of the Builder Design Pattern in PHP</text:span><text:span text:style-name="T3"> </text:span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(No Sound) </text:span>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W.O.T. </text:span><text:span text:style-name="T2">Analysis of the Builder Design Pattern in PHP</text:span><text:span text:style-name="T3"> </text:span><text:span text:style-name="T4"><text:s/></text:span></text:p>
          </draw:text-box>
        </draw:frame>
        <draw:frame presentation:style-name="pr3" draw:text-style-name="P7" draw:layer="layout" svg:width="25.191cm" svg:height="9.133cm" svg:x="1.399cm" svg:y="3.684cm" presentation:class="outline">
          <draw:text-box>
            <text:list text:style-name="L3">
              <text:list-item>
                <text:p text:style-name="P6"><text:span text:style-name="T3">S Strengths</text:span></text:p>
                <text:p text:style-name="P6"><text:span text:style-name="T7"/></text:p>
                <text:list>
                  <text:list-header>
                    <text:p text:style-name="P6"><text:span text:style-name="T7"/></text:p>
                    <text:p text:style-name="P6"><text:span text:style-name="T7"/></text:p>
                    <text:p text:style-name="P6"><text:span text:style-name="T7"/></text:p>
                    <text:p text:style-name="P6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S Strengths</text:span>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8">S</text:span><text:span text:style-name="T9">.W.O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S Strengths</text:span></text:p>
                <text:p><text:span text:style-name="T14"/></text:p>
                <text:list>
                  <text:list-item>
                    <text:p><text:span text:style-name="T15">Dynamic Typing</text:span></text:p>
                    <text:p><text:span text:style-name="T14"/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Dynamic Typing</text:span></text:p>
              <text:p text:style-name="P3"><text:span text:style-name="T5"/></text:p>
              <text:p text:style-name="P3"><text:span text:style-name="T5">PHP’s dynamic typing allows flexible implementation of Builders for varied use cases.</text:span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8">S</text:span><text:span text:style-name="T9">.W.O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S Strengths</text:span></text:p>
                <text:p><text:span text:style-name="T14"/></text:p>
                <text:list>
                  <text:list-item>
                    <text:p><text:span text:style-name="T16">Dynamic Typing</text:span></text:p>
                  </text:list-item>
                  <text:list-item>
                    <text:p><text:span text:style-name="T16">Simplicity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Simplicity:</text:span></text:p>
              <text:p text:style-name="P3"><text:span text:style-name="T5"/></text:p>
              <text:p text:style-name="P3"><text:span text:style-name="T5">Enables straightforward creation of object builders without needing strict interfaces.</text:span></text:p>
              <text:p text:style-name="P3"><text:span text:style-name="T5"/>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8">S</text:span><text:span text:style-name="T9">.W.O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11" draw:layer="layout" svg:width="25.191cm" svg:height="9.133cm" svg:x="1.399cm" svg:y="3.684cm" presentation:class="outline">
          <draw:text-box>
            <text:list text:style-name="L3">
              <text:list-item>
                <text:p text:style-name="P10"><text:span text:style-name="T13">S Strengths</text:span></text:p>
                <text:p text:style-name="P10"/>
                <text:list>
                  <text:list-item>
                    <text:p text:style-name="P10"><text:span text:style-name="T16">Dynamic Typing</text:span></text:p>
                  </text:list-item>
                  <text:list-item>
                    <text:p text:style-name="P10"><text:span text:style-name="T16">Simplicity</text:span></text:p>
                  </text:list-item>
                  <text:list-item>
                    <text:p text:style-name="P10"><text:span text:style-name="T16">Web-Oriented</text:span></text:p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Web-Oriented: </text:span></text:p>
              <text:p text:style-name="P3"><text:span text:style-name="T5"/></text:p>
              <text:p text:style-name="P3"><text:span text:style-name="T5">Integrates effectively with PHP frameworks like Laravel and Symfony for managing web object creation.</text:span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9">S.</text:span><text:span text:style-name="T8">W</text:span><text:span text:style-name="T9">.O.T. </text:span><text:span text:style-name="T10">Analysis of the Builder Design Pattern in PHP </text:span><text:span text:style-name="T12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W Weaknesses</text:span></text:p>
                <text:p><text:span text:style-name="T14"/></text:p>
                <text:list>
                  <text:list-header>
                    <text:p><text:span text:style-name="T14"/></text:p>
                    <text:p><text:span text:style-name="T14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3"><text:span text:style-name="T5"><text:s/></text:span><text:span text:style-name="T5">W </text:span></text:p>
              <text:p text:style-name="P3"><text:span text:style-name="T5"/></text:p>
              <text:p text:style-name="P3"><text:span text:style-name="T5">Weakness</text:span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1cm" svg:height="3.151cm" svg:x="1.399cm" svg:y="0.366cm" presentation:class="title" presentation:user-transformed="true">
          <draw:text-box>
            <text:p text:style-name="P1"><text:span text:style-name="T1">S.</text:span><text:span text:style-name="T6">W</text:span><text:span text:style-name="T1">.O.T. </text:span><text:span text:style-name="T2">Analysis of the Builder Design Pattern in PHP </text:span><text:span text:style-name="T4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3">W Weaknesses</text:span></text:p>
                <text:p><text:span text:style-name="T14"/></text:p>
                <text:list>
                  <text:list-item>
                    <text:p><text:span text:style-name="T16">Runtime Errors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Runtime Errors: </text:span></text:p>
              <text:p text:style-name="P3"><text:span text:style-name="T5"/></text:p>
              <text:p text:style-name="P3"><text:span text:style-name="T5">Lack of strict type checking in PHP increases the likelihood of runtime errors during object construction.</text:span></text:p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9">S.</text:span><text:span text:style-name="T8">W</text:span><text:span text:style-name="T9">.O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W Weaknesses</text:span></text:p>
                <text:p><text:span text:style-name="T14"/></text:p>
                <text:list>
                  <text:list-item>
                    <text:p><text:span text:style-name="T16">Runtime Errors</text:span></text:p>
                  </text:list-item>
                  <text:list-item>
                    <text:p><text:span text:style-name="T16">Code Organization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Code Organization: </text:span></text:p>
              <text:p text:style-name="P3"><text:span text:style-name="T5"/></text:p>
              <text:p text:style-name="P3"><text:span text:style-name="T5">Poorly designed Builders can lead to messy code bases in PHP projects.</text:span></text:p>
              <text:p text:style-name="P3"><text:span text:style-name="T5"><text:s/></text:span></text:p>
            </draw:text-box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9">S.</text:span><text:span text:style-name="T8">W</text:span><text:span text:style-name="T9">.O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W Weaknesses</text:span></text:p>
                <text:p><text:span text:style-name="T14"/></text:p>
                <text:list>
                  <text:list-item>
                    <text:p><text:span text:style-name="T16">Runtime Errors</text:span></text:p>
                  </text:list-item>
                  <text:list-item>
                    <text:p><text:span text:style-name="T16">Code Organization</text:span></text:p>
                  </text:list-item>
                  <text:list-item>
                    <text:p><text:span text:style-name="T16">Performance</text:span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Performance: </text:span></text:p>
              <text:p text:style-name="P3"><text:span text:style-name="T5"/></text:p>
              <text:p text:style-name="P3"><text:span text:style-name="T5">PHP’s interpreted nature may slow down Builder execution in high-performance environments.</text:span></text:p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9">S.W.</text:span><text:span text:style-name="T8">O</text:span><text:span text:style-name="T9">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O Opportunities</text:span></text:p>
                <text:p><text:span text:style-name="T14"/></text:p>
                <text:list>
                  <text:list-header>
                    <text:p><text:span text:style-name="T14"/></text:p>
                    <text:p><text:span text:style-name="T14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O </text:span></text:p>
              <text:p text:style-name="P3"><text:span text:style-name="T5">Opportunities </text:span>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1cm" svg:height="3.151cm" svg:x="1.399cm" svg:y="0.366cm" presentation:class="title" presentation:user-transformed="true">
          <draw:text-box>
            <text:p text:style-name="P1"><text:span text:style-name="T1">S.W.</text:span><text:span text:style-name="T6">O</text:span><text:span text:style-name="T1">.T. </text:span><text:span text:style-name="T2">Analysis of the Builder Design Pattern in PHP</text:span><text:span text:style-name="T3"> </text:span><text:span text:style-name="T4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3">O Opportunities</text:span></text:p>
                <text:p><text:span text:style-name="T14"/></text:p>
                <text:list>
                  <text:list-item>
                    <text:p><text:span text:style-name="T16">Framework Use</text:span></text:p>
                    <text:p><text:span text:style-name="T14"/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Framework Use: </text:span></text:p>
              <text:p text:style-name="P3"><text:span text:style-name="T5"/></text:p>
              <text:p text:style-name="P3"><text:span text:style-name="T5">Enhances object creation in PHP frameworks by standardizing configuration objects and dependencies.</text:span></text:p>
              <text:p text:style-name="P3"><text:span text:style-name="T5"><text:s/></text:span>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9">S.W.</text:span><text:span text:style-name="T8">O</text:span><text:span text:style-name="T9">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O Opportunities</text:span></text:p>
                <text:p><text:span text:style-name="T14"/></text:p>
                <text:list>
                  <text:list-item>
                    <text:p><text:span text:style-name="T15">Framework Use</text:span></text:p>
                  </text:list-item>
                  <text:list-item>
                    <text:p><text:span text:style-name="T15">Dynamic Extensions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Dynamic Extensions: </text:span></text:p>
              <text:p text:style-name="P3"><text:span text:style-name="T5"/></text:p>
              <text:p text:style-name="P3"><text:span text:style-name="T5">Leverages PHP’s dynamic features to extend Builders for custom requirements easily.</text:span></text:p>
            </draw:text-box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9">S.W.</text:span><text:span text:style-name="T8">O</text:span><text:span text:style-name="T9">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O Opportunities</text:span></text:p>
                <text:p><text:span text:style-name="T14"/></text:p>
                <text:list>
                  <text:list-item>
                    <text:p><text:span text:style-name="T16">Framework Use</text:span></text:p>
                  </text:list-item>
                  <text:list-item>
                    <text:p><text:span text:style-name="T16">Dynamic Extensions</text:span></text:p>
                  </text:list-item>
                  <text:list-item>
                    <text:p><text:span text:style-name="T16">Web Applications</text:span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Web Applications: </text:span></text:p>
              <text:p text:style-name="P3"><text:span text:style-name="T5"/></text:p>
              <text:p text:style-name="P3"><text:span text:style-name="T5">Ideal for constructing complex data objects for REST APIs or web applications in PHP.</text:span>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9">S.W.O.</text:span><text:span text:style-name="T8">T</text:span><text:span text:style-name="T9">. </text:span><text:span text:style-name="T10">Analysis of the Builder Design Pattern in PHP </text:span><text:span text:style-name="T12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T Threats</text:span></text:p>
                <text:p><text:span text:style-name="T14"/></text:p>
                <text:list>
                  <text:list-header>
                    <text:p><text:span text:style-name="T14"/></text:p>
                    <text:p><text:span text:style-name="T14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T </text:span></text:p>
              <text:p text:style-name="P3"><text:span text:style-name="T5">Threats</text:span></text:p>
            </draw:text-box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9">S.W.O.</text:span><text:span text:style-name="T8">T</text:span><text:span text:style-name="T9">. </text:span><text:span text:style-name="T10">Analysis of the Builder Design Pattern in PHP </text:span><text:span text:style-name="T12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T Threats</text:span></text:p>
                <text:p><text:span text:style-name="T14"/></text:p>
                <text:list>
                  <text:list-item>
                    <text:p><text:span text:style-name="T16">Overhead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Overhead: </text:span></text:p>
              <text:p text:style-name="P3"><text:span text:style-name="T5"/></text:p>
              <text:p text:style-name="P3"><text:span text:style-name="T5">Increased class usage may lead to memory overhead in resource-limited PHP hosting environments.</text:span></text:p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9">S.W.O.</text:span><text:span text:style-name="T8">T</text:span><text:span text:style-name="T9">. </text:span><text:span text:style-name="T10">Analysis of the Builder Design Pattern in PHP </text:span><text:span text:style-name="T12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T Threats</text:span></text:p>
                <text:p><text:span text:style-name="T14"/></text:p>
                <text:list>
                  <text:list-item>
                    <text:p><text:span text:style-name="T16">Overhead</text:span></text:p>
                  </text:list-item>
                  <text:list-item>
                    <text:p><text:span text:style-name="T16">Team Skill Gap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Team Skill Gap: </text:span></text:p>
              <text:p text:style-name="P3"><text:span text:style-name="T5"/></text:p>
              <text:p text:style-name="P3"><text:span text:style-name="T5">Effective implementation requires knowledge of design patterns, often lacking in junior PHP developers.</text:span></text:p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9">S.W.O.</text:span><text:span text:style-name="T8">T</text:span><text:span text:style-name="T9">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12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T Threats</text:span></text:p>
                <text:p><text:span text:style-name="T14"/></text:p>
                <text:list>
                  <text:list-item>
                    <text:p><text:span text:style-name="T16">Overhead</text:span></text:p>
                  </text:list-item>
                  <text:list-item>
                    <text:p><text:span text:style-name="T16">Team Skill Gap</text:span></text:p>
                  </text:list-item>
                  <text:list-item>
                    <text:p><text:span text:style-name="T16">Misuse</text:span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Misuse: </text:span></text:p>
              <text:p text:style-name="P3"><text:span text:style-name="T5"/></text:p>
              <text:p text:style-name="P3"><text:span text:style-name="T5">Overuse in simple object constructions </text:span><text:span text:style-name="T5">can make PHP code unnecessarily </text:span><text:span text:style-name="T5">verbose and harder to manage.</text:span></text:p>
            </draw:text-box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1cm" svg:height="3.151cm" svg:x="1.399cm" svg:y="0.366cm" presentation:class="title" presentation:user-transformed="true">
          <draw:text-box>
            <text:p text:style-name="P8"><text:span text:style-name="T8">S</text:span><text:span text:style-name="T9">.</text:span><text:span text:style-name="T8">W.O.T.</text:span><text:span text:style-name="T9">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 text:style-name="P13"><text:span text:style-name="T17">S: Strengths</text:span></text:p>
              </text:list-item>
              <text:list-item>
                <text:p text:style-name="P13"><text:span text:style-name="T17">W: Weaknesses</text:span></text:p>
              </text:list-item>
              <text:list-item>
                <text:p text:style-name="P13"><text:span text:style-name="T17">O: Opportunities</text:span></text:p>
              </text:list-item>
              <text:list-item>
                <text:p text:style-name="P13"><text:span text:style-name="T17">T: Threats</text:span></text:p>
                <text:p><text:span text:style-name="T14"/></text:p>
                <text:list>
                  <text:list-header>
                    <text:p><text:span text:style-name="T14"/></text:p>
                    <text:p><text:span text:style-name="T14"/></text:p>
                    <text:p><text:span text:style-name="T14"/></text:p>
                    <text:p><text:span text:style-name="T14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 text:style-name="P14"><text:span text:style-name="T18">This analysis highlights both practical and educational aspects of the Builder pattern in C#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3E8000002330F6BF95A.png" xlink:type="simple" xlink:show="embed" xlink:actuate="onLoad"/>
    <draw:fill-image draw:name="background" xlink:href="Pictures/10000000000003E8000002330F6BF9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1-20T14:35:47.881860595</dc:date>
    <meta:editing-duration>PT9H3M47S</meta:editing-duration>
    <meta:editing-cycles>41</meta:editing-cycles>
    <meta:document-statistic meta:object-count="92"/>
  </office:meta>
</office:document-meta>
</file>